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fo:font-weight="bold"/>
    </style:style>
    <style:style style:name="P2" style:family="paragraph" style:parent-style-name="Standard">
      <style:text-properties fo:language="pl" fo:country="PL" fo:font-weight="bold" officeooo:rsid="000232ad" officeooo:paragraph-rsid="000232ad"/>
    </style:style>
    <style:style style:name="P3" style:family="paragraph" style:parent-style-name="Standard">
      <style:text-properties fo:language="pl" fo:country="PL" fo:font-style="italic" fo:font-weight="normal" officeooo:rsid="000232ad" officeooo:paragraph-rsid="000232ad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language="pl" fo:country="PL" fo:font-style="italic" fo:font-weight="normal" officeooo:rsid="00052052" officeooo:paragraph-rsid="00052052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language="pl" fo:country="PL" fo:font-style="normal" fo:font-weight="normal" officeooo:rsid="00032d62" officeooo:paragraph-rsid="00032d62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language="pl" fo:country="PL" fo:font-style="italic" fo:font-weight="normal" officeooo:rsid="000232ad" officeooo:paragraph-rsid="000232ad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language="pl" fo:country="PL" fo:font-style="italic" fo:font-weight="normal" officeooo:rsid="000cbffa" officeooo:paragraph-rsid="000cbffa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language="pl" fo:country="PL" fo:font-style="normal" fo:font-weight="normal" officeooo:rsid="00052052" officeooo:paragraph-rsid="00052052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language="pl" fo:country="PL" fo:font-style="normal" fo:font-weight="normal" officeooo:rsid="000a3614" officeooo:paragraph-rsid="000a3614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language="pl" fo:country="PL" fo:font-style="normal" fo:font-weight="normal" officeooo:rsid="00032d62" officeooo:paragraph-rsid="00032d62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language="pl" fo:country="PL" fo:font-style="normal" fo:font-weight="normal" officeooo:rsid="00032d62" officeooo:paragraph-rsid="000cbffa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language="pl" fo:country="PL" fo:font-style="normal" fo:font-weight="normal" officeooo:rsid="000cbffa" officeooo:paragraph-rsid="000cbffa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cbffa" style:font-style-asian="italic" style:font-style-complex="italic"/>
    </style:style>
    <style:style style:name="T3" style:family="text">
      <style:text-properties officeooo:rsid="0008115a"/>
    </style:style>
    <style:style style:name="T4" style:family="text">
      <style:text-properties officeooo:rsid="000ac1db"/>
    </style:style>
    <style:style style:name="T5" style:family="text">
      <style:text-properties officeooo:rsid="000cbffa"/>
    </style:style>
    <style:style style:name="T6" style:family="text">
      <style:text-properties officeooo:rsid="000d9f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M.P5 Najkrótsza ścieżka w grafie ważonym – ACO</text:p>
      <text:p text:style-name="P2">Joanna Sokołowska<text:line-break/>Rafał Uzarowicz</text:p>
      <text:p text:style-name="P2"/>
      <text:p text:style-name="P3">Zaimplementować algorytm mrówkowy - ACO (Ant Colony Optimization) do wyznaczania najkrótszej ścieżki w grafie ważonym od punktu A do B. Porównać działanie algorytmu z przeszukiwaniem brute force. WE: plik z listą krawędzi grafu (punkt początkowy, końcowy i waga), punkt startowy i docelowy. WY: najkrótsza ścieżka od punktu A do punktu B i jej koszt</text:p>
      <text:p text:style-name="P3"/>
      <text:p text:style-name="P3"/>
      <text:p text:style-name="P3">&lt;przyjęte założenia&gt;</text:p>
      <text:p text:style-name="P7">&lt;tu trochę nie wiem, na pewno warto poruszyć kwestię tego jak powinien wyglądać plik z grafem, ale tak naprawdę co poza tym to nie mam pojęcia&gt;</text:p>
      <text:p text:style-name="P7"/>
      <text:p text:style-name="P3">&lt;podział odpowiedzialności w zespole&gt;</text:p>
      <text:p text:style-name="P7">&lt;Trochę nie wiem jak to sformułować – bo nie zrobimy listy klas i która czyja bo to nie do końca tak&gt;</text:p>
      <text:p text:style-name="P7">Asia: <text:span text:style-name="T6">akcje dodatkowe, generacja grafów do testów, algorytm brute force, interfejs linii poleceń, klasy graph i vertex, enkapsulacja w klasie ogólnej</text:span></text:p>
      <text:p text:style-name="P7">Rafał: <text:span text:style-name="T6">generacja rozwiązań, aktualizacja feromonów, wczytywanie grafów z pliku, algorytm dijkstry, klasy Ant i Anthill, testy wydajnościowe</text:span></text:p>
      <text:p text:style-name="P7"/>
      <text:p text:style-name="P3"/>
      <text:p text:style-name="P3">&lt;zwięzły opis&gt;</text:p>
      <text:p text:style-name="P9">W działaniu algorytmu ACO <text:span text:style-name="T5">wyróżniamy 3 fazy: generowanie rozwiązań, akcje pomocniczne i aktualizacja feromonów. Generowanie rozwiązań polega na tym, że mrówki wychodzące z wierzchołka początkowego poruszają się po grafie szukając wierzchołka końcowego. <text:s/>Mrówka dokonuje wyboru następnej krawędzi spośród tych prowadzących do jeszcze nieodwiedzonych wierzchołków losowo. Prawdopodobieństwo wyboru konkretnej z nich rośnie wraz z wzrostem ilości feromonów na krawędzi, a maleje z jej długością. W fazie akcji pomocniczych, jeśli ustawiona została odpowiednia flaga dokonuje się przeszukanie lokalne przestrzeni znalezionych rozwiązań i wybór tych mrówek które będą brane pod uwagę przy aktualizacji feromonów (jeśli flaga nie została ustawiona przy aktualizacji będą brane pod uwagę wszystkie mrówki, które dotarły do końcowego wierzchołka. W fazie aktualizacji feromonów wpierw następuje wyparowywanie feromonów, czyli zmniejszenie ich ilości na wszystkich krawędziach, a następnie mrówki zostawiają feromony na trasach które przeszły. Algorytm ma dwa warunki stopu – maksymalną liczbę iteracji, po której zostanie zatrzymany niezależnie od pozostałych czynników i &lt;tu opis tego jak to jest jeśli nie poprawia się ścieżka&gt; </text:span></text:p>
      <text:p text:style-name="P3"/>
      <text:p text:style-name="P3">&lt;tabelki&gt;</text:p>
      <text:p text:style-name="P3"/>
      <text:p text:style-name="P3">&lt;wnioski&gt;</text:p>
      <text:p text:style-name="P4">&lt;coś o tym że nie zawsze rozwiązanie jest optymalne i to co wyjdzie Rafałowi w testach&gt;</text:p>
      <text:p text:style-name="P3"/>
      <text:p text:style-name="P3">&lt;instrukcja&gt;</text:p>
      <text:p text:style-name="P8">Instrukcja użytkownika </text:p>
      <text:p text:style-name="P9">(dla Ubuntu 18.04.4 LTS)</text:p>
      <text:p text:style-name="P5">1. Otworzyć terminal w głównym katalogu projektu<text:line-break/>2. Uruchomić progam poleceniem <text:span text:style-name="T1">python -m src.main [filepath] </text:span>gdzie filepath jest ścieżką do pliku zawierającego graf</text:p>
      <text:p text:style-name="P5"/>
      <text:p text:style-name="P5"><text:soft-page-break/>Napisany interfejs pozwala też na dostrojenie parametrów algorytmu <text:span text:style-name="T4">takich jak szybkość wyparowywania feromonów, maksymalna ilość iteracji etc.</text:span>. <text:span text:style-name="T3">Aby skorzystać z tych możliwości </text:span>należy uruchomić <text:span text:style-name="T5">polecenie:</text:span></text:p>
      <text:p text:style-name="P11"><text:span text:style-name="T1">python -m src.main -</text:span><text:span text:style-name="T2">h </text:span></text:p>
      <text:p text:style-name="P12"><text:span text:style-name="T1">lub </text:span></text:p>
      <text:p text:style-name="P11"><text:span text:style-name="T1">python -m src.main -- </text:span><text:span text:style-name="T2">help</text:span></text:p>
      <text:p text:style-name="P1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23:52:43.960885570</meta:creation-date>
    <dc:date>2020-04-23T10:18:15.407430309</dc:date>
    <meta:editing-duration>PT31M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22" meta:word-count="401" meta:character-count="2839" meta:non-whitespace-character-count="2452"/>
  </office:meta>
</office:document-meta>
</file>